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5501" officeooo:paragraph-rsid="00125501"/>
    </style:style>
    <style:style style:name="P2" style:family="paragraph" style:parent-style-name="Standard" style:list-style-name="L2">
      <style:text-properties officeooo:rsid="00125501" officeooo:paragraph-rsid="00125501"/>
    </style:style>
    <style:style style:name="P3" style:family="paragraph" style:parent-style-name="Standard" style:list-style-name="L2">
      <style:text-properties fo:font-weight="normal" officeooo:rsid="00125501" officeooo:paragraph-rsid="00125501" style:font-weight-asian="normal" style:font-weight-complex="normal"/>
    </style:style>
    <style:style style:name="P4" style:family="paragraph" style:parent-style-name="Standard">
      <style:text-properties fo:font-weight="normal" officeooo:rsid="00125501" officeooo:paragraph-rsid="00125501" style:font-weight-asian="normal" style:font-weight-complex="normal"/>
    </style:style>
    <style:style style:name="P5" style:family="paragraph" style:parent-style-name="Standard">
      <style:text-properties fo:font-weight="normal" officeooo:rsid="00125501" officeooo:paragraph-rsid="00142412" style:font-weight-asian="normal" style:font-weight-complex="normal"/>
    </style:style>
    <style:style style:name="P6" style:family="paragraph" style:parent-style-name="Standard" style:list-style-name="L2">
      <style:text-properties fo:font-weight="normal" officeooo:rsid="00142412" officeooo:paragraph-rsid="00142412" style:font-weight-asian="normal" style:font-weight-complex="normal"/>
    </style:style>
    <style:style style:name="P7" style:family="paragraph" style:parent-style-name="Standard" style:list-style-name="L2">
      <style:text-properties fo:font-weight="normal" officeooo:rsid="00142412" officeooo:paragraph-rsid="0014ddcb" style:font-weight-asian="normal" style:font-weight-complex="normal"/>
    </style:style>
    <style:style style:name="P8" style:family="paragraph" style:parent-style-name="Standard" style:list-style-name="L2">
      <style:text-properties officeooo:rsid="00142412" officeooo:paragraph-rsid="00142412"/>
    </style:style>
    <style:style style:name="T1" style:family="text">
      <style:text-properties fo:font-weight="bold" style:font-weight-asian="bold" style:font-weight-complex="bold"/>
    </style:style>
    <style:style style:name="T2" style:family="text">
      <style:text-properties fo:font-weight="bold" officeooo:rsid="00142412" style:font-weight-asian="bold" style:font-weight-complex="bold"/>
    </style:style>
    <style:style style:name="T3" style:family="text">
      <style:text-properties fo:font-weight="bold" officeooo:rsid="0014ddcb"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42412"/>
    </style:style>
    <style:style style:name="T6" style:family="text">
      <style:text-properties officeooo:rsid="0014ddc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epts learnt during shell scripiting LAB2</text:p>
      <text:p text:style-name="P1"/>
      <text:list xml:id="list8334541061775737676" text:style-name="L2">
        <text:list-item>
          <text:p text:style-name="P2">after the <text:span text:style-name="T1">if</text:span> word leave space <text:span text:style-name="T1">if&lt;</text:span><text:span text:style-name="T4">space</text:span><text:span text:style-name="T1">&gt;[ <text:s/>.... <text:s text:c="2"/>]</text:span></text:p>
        </text:list-item>
        <text:list-item>
          <text:p text:style-name="P2"><text:s/>in the if condition leave spaces on both the sides</text:p>
          <text:p text:style-name="P2"><text:s/>i.e if [<text:span text:style-name="T1">&lt;space&gt;</text:span> condition <text:span text:style-name="T1">&lt;space&gt;</text:span> ]</text:p>
        </text:list-item>
        <text:list-item>
          <text:p text:style-name="P8">match all the <text:span text:style-name="T1">if</text:span> with <text:span text:style-name="T1">fi</text:span> and <text:span text:style-name="T1">do</text:span> with <text:span text:style-name="T1">done</text:span></text:p>
        </text:list-item>
        <text:list-item>
          <text:p text:style-name="P8"><text:span text:style-name="T1">to store some output as a number after some calculations we use ``</text:span></text:p>
        </text:list-item>
        <text:list-item>
          <text:p text:style-name="P6">prefer/use <text:s text:c="2"/>(()) <text:s/>instead of () everywhere</text:p>
        </text:list-item>
        <text:list-item>
          <text:p text:style-name="P6">while using the value of an array <text:span text:style-name="T1">remember to use {a[i]} instead of a[i] </text:span>//(or else gives error)</text:p>
        </text:list-item>
        <text:list-item>
          <text:p text:style-name="P7">if you want to use a command inside a command use ` ` example <text:span text:style-name="T3">echo "the result is `echo "$op1 + $op2"|bc `"</text:span></text:p>
          <text:p text:style-name="P7"><text:span text:style-name="T3"/></text:p>
        </text:list-item>
        <text:list-item>
          <text:p text:style-name="P2">avoid using &gt;=,&gt;,&lt;=,&lt;,==,!= <text:s text:c="3"/>instead use -ge,-gt,-le,-lt,-e<text:span text:style-name="T5">q,-ne</text:span></text:p>
        </text:list-item>
        <text:list-item>
          <text:p text:style-name="P2">arithmetic calculations can be done in two methods</text:p>
          <text:p text:style-name="P2">a)involving only integer values(note that expr takes only integer arguments)</text:p>
          <text:p text:style-name="P2"><text:s text:c="10"/>si=<text:span text:style-name="T1">`expr</text:span> $a \+ $b \* $c \- $d / $e<text:span text:style-name="T1">`</text:span></text:p>
          <text:p text:style-name="P2"><text:span text:style-name="T1"><text:s text:c="12"/>(note that </text:span><text:span text:style-name="T4">+,-,* wants escape character but / doesn’t need</text:span><text:span text:style-name="T1">)</text:span></text:p>
          <text:p text:style-name="P3">b)involving floating point values</text:p>
          <text:p text:style-name="P3"><text:s text:c="10"/>si=` echo “$a + $b * $c - $d / $e” | bc `</text:p>
          <text:list>
            <text:list-item>
              <text:list>
                <text:list-header>
                  <text:p text:style-name="P3">(<text:span text:style-name="T1">note that </text:span>we don’t use \ here.....actually what we are doing is we are echoing the expression in the calculator ,which gives thye output from the calculator.......then the final value will be taken as number input by using `` and hence si stores the value)</text:p>
                  <text:p text:style-name="P3">(<text:span text:style-name="T1">here no need of using $ before `` i.e to store it in the variable</text:span>)</text:p>
                </text:list-header>
              </text:list>
            </text:list-item>
          </text:list>
        </text:list-item>
      </text:list>
      <text:p text:style-name="P4"><text:tab/><text:span text:style-name="T5">VERY IMP:when you are using two variables both being int and you want the quotient of it </text:span></text:p>
      <text:p text:style-name="P5"><text:tab/><text:tab/><text:tab/><text:span text:style-name="T5">then even if you use bc <text:s/>then you will not not get floating point as quotient</text:span></text:p>
      <text:p text:style-name="P5"><text:span text:style-name="T5"><text:tab/><text:tab/><text:tab/>instead you should use <text:s/></text:span></text:p>
      <text:p text:style-name="P5"><text:tab/><text:tab/>si=` echo “<text:span text:style-name="T2">scale=&lt;no of digits after decimal points&gt; ; <text:s/></text:span>$a + $b * $c - $d / $e” | bc `</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6:32:12.212608558</meta:creation-date>
    <dc:date>2016-08-22T17:03:38.002142411</dc:date>
    <meta:editing-duration>PT4M23S</meta:editing-duration>
    <meta:editing-cycles>1</meta:editing-cycles>
    <meta:document-statistic meta:table-count="0" meta:image-count="0" meta:object-count="0" meta:page-count="1" meta:paragraph-count="22" meta:word-count="290" meta:character-count="1553" meta:non-whitespace-character-count="1237"/>
    <meta:generator>LibreOffice/5.1.4.2$Linux_X86_64 LibreOffice_project/10m0$Build-2</meta:generator>
  </office:meta>
</office:document-meta>
</file>